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???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 table:number-rows-repeated="5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07:11:47.850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Tomáš Veselý</meta:initial-creator>
    <meta:creation-date>2021-02-24T08:14:51Z</meta:creation-date>
    <dc:date>2021-03-17T10:52:49.477000000</dc:date>
    <meta:editing-duration>PT13H40M11S</meta:editing-duration>
    <meta:editing-cycles>45</meta:editing-cycles>
    <meta:document-statistic meta:table-count="2" meta:cell-count="13510" meta:object-count="0"/>
  </office:meta>
</office:document-meta>
</file>